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8pt" officeooo:rsid="0007f39f" officeooo:paragraph-rsid="0007f39f" style:font-size-asian="18pt" style:font-size-complex="18pt"/>
    </style:style>
    <style:style style:name="P2" style:family="paragraph" style:parent-style-name="Standard">
      <style:paragraph-properties fo:text-align="start" style:justify-single-word="false"/>
      <style:text-properties fo:color="#000000" fo:font-size="12pt" officeooo:rsid="000886bb" officeooo:paragraph-rsid="000886bb" style:font-size-asian="10.5pt" style:font-size-complex="12pt"/>
    </style:style>
    <style:style style:name="T1" style:family="text">
      <style:text-properties officeooo:rsid="00090b2f"/>
    </style:style>
    <style:style style:name="T2" style:family="text">
      <style:text-properties officeooo:rsid="0009cd3a"/>
    </style:style>
    <style:style style:name="T3" style:family="text">
      <style:text-properties officeooo:rsid="000a86f7"/>
    </style:style>
    <style:style style:name="T4" style:family="text">
      <style:text-properties officeooo:rsid="000cee2d"/>
    </style:style>
    <style:style style:name="T5" style:family="text">
      <style:text-properties officeooo:rsid="000d8a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les techniques du corps</text:p>
      <text:p text:style-name="P1"/>
      <text:p text:style-name="P2">Ce texte <text:span text:style-name="T5">puissent les origines de son contenu en</text:span> 1934.</text:p>
      <text:p text:style-name="P2"/>
      <text:p text:style-name="P2">Techniques du corps : Façons dont l’homme société par société se sert de son corps, <text:span text:style-name="T1">il commencent à en démontrer les différences entre les société par le rythme de pas des militaires Anglais et Français qui sont trop différents pour s’accorder</text:span></text:p>
      <text:p text:style-name="P2"/>
      <text:p text:style-name="P2">Habitus : <text:span text:style-name="T2">Pour Mauss il s’agit d’habitudes dans ses techniques du corps acquis par l'éducation, l’environnement, les modes… Il prend pour exemple la façon de courir qu’il avait venant de son professeur d'éducation physique mais contraire à celles plus performante des coureurs professionnels</text:span></text:p>
      <text:p text:style-name="P2"/>
      <text:p text:style-name="P2">Attitude : <text:span text:style-name="T4">Valeur que l’on donne à un geste, une posture et qui oeut différer selon les société, le milieu : exemple armée/vie quotidienne</text:span></text:p>
      <text:p text:style-name="P2"/>
      <text:p text:style-name="P2">Autorité : <text:span text:style-name="T4">c’est quelque chose qui s’impose à l’individu, chez l’enfant c’est par l’imitation de comportement qui ayant réussi chez un autre font autorité sur lui</text:span></text:p>
      <text:p text:style-name="P2"/>
      <text:p text:style-name="P2">Tradition/autorité traditionnelle : <text:span text:style-name="T4">Il s’agit de la transmission des savoirs, rites et techniques au sein des sociétés de génération en génération</text:span></text:p>
      <text:p text:style-name="P2"/>
      <text:p text:style-name="P2">Adresse : <text:span text:style-name="T3">habileté a effectuer un mouvement capacité d’adaptations des mouvements coordonnées à des but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5:11:28.016176000</meta:creation-date>
    <dc:date>2017-03-15T13:28:59.004510000</dc:date>
    <meta:editing-duration>PT17M46S</meta:editing-duration>
    <meta:editing-cycles>5</meta:editing-cycles>
    <meta:generator>LibreOffice/5.1.5.2$MacOSX_X86_64 LibreOffice_project/7a864d8825610a8c07cfc3bc01dd4fce6a9447e5</meta:generator>
    <meta:document-statistic meta:table-count="0" meta:image-count="0" meta:object-count="0" meta:page-count="1" meta:paragraph-count="8" meta:word-count="185" meta:character-count="1164" meta:non-whitespace-character-count="987"/>
  </office:meta>
</office:document-meta>
</file>